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Helvetica" svg:font-family="Helvetica"/>
    <style:font-face style:name="Times" svg:font-family="Times"/>
    <style:font-face style:name="Berylium" svg:font-family="Berylium" style:font-adornments="Félkövér dőlt" style:font-pitch="variable"/>
    <style:font-face style:name="FreeSerif" svg:font-family="FreeSerif" style:font-adornments="Normál" style:font-pitch="variable"/>
    <style:font-face style:name="DejaVu Sans" svg:font-family="'DejaVu Sans'" style:font-family-generic="system" style:font-pitch="variable"/>
  </office:font-face-decls>
  <office:automatic-styles>
    <style:style style:name="Táblázat2" style:family="table">
      <style:table-properties style:width="20.158cm" fo:margin-left="0cm" fo:margin-right="-0.559cm" table:align="margins" style:may-break-between-rows="true"/>
    </style:style>
    <style:style style:name="Táblázat2.A" style:family="table-column">
      <style:table-column-properties style:column-width="2.796cm" style:rel-column-width="1585*"/>
    </style:style>
    <style:style style:name="Táblázat2.B" style:family="table-column">
      <style:table-column-properties style:column-width="4.567cm" style:rel-column-width="2589*"/>
    </style:style>
    <style:style style:name="Táblázat2.C" style:family="table-column">
      <style:table-column-properties style:column-width="2.131cm" style:rel-column-width="1208*"/>
    </style:style>
    <style:style style:name="Táblázat2.D" style:family="table-column">
      <style:table-column-properties style:column-width="2.133cm" style:rel-column-width="1209*"/>
    </style:style>
    <style:style style:name="Táblázat2.H" style:family="table-column">
      <style:table-column-properties style:column-width="2.066cm" style:rel-column-width="1171*"/>
    </style:style>
    <style:style style:name="Táblázat2.1" style:family="table-row">
      <style:table-row-properties style:min-row-height="0.559cm" fo:keep-together="always"/>
    </style:style>
    <style:style style:name="Táblázat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B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C1" style:family="table-cell">
      <style:table-cell-properties style:vertical-align="middle" fo:background-color="#e6e6e6" fo:padding="0.097cm" fo:border-left="0.002cm solid #000000" fo:border-right="0.035cm solid #000000" fo:border-top="0.002cm solid #000000" fo:border-bottom="0.002cm solid #000000">
        <style:background-image/>
      </style:table-cell-properties>
    </style:style>
    <style:style style:name="Táblázat2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.3" style:family="table-row">
      <style:table-row-properties style:min-row-height="0.323cm" fo:keep-together="always"/>
    </style:style>
    <style:style style:name="Táblázat2.A3" style:family="table-cell">
      <style:table-cell-properties style:vertical-align="middle"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3" style:family="table-cell">
      <style:table-cell-properties style:vertical-align="middle" fo:background-color="#9999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3" style:family="table-cell">
      <style:table-cell-properties style:vertical-align="middle"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20.158cm" fo:margin-left="0cm" fo:margin-right="-0.559cm" table:align="margins" style:may-break-between-rows="true"/>
    </style:style>
    <style:style style:name="Táblázat5.A" style:family="table-column">
      <style:table-column-properties style:column-width="2.798cm" style:rel-column-width="1586*"/>
    </style:style>
    <style:style style:name="Táblázat5.B" style:family="table-column">
      <style:table-column-properties style:column-width="4.565cm" style:rel-column-width="2588*"/>
    </style:style>
    <style:style style:name="Táblázat5.C" style:family="table-column">
      <style:table-column-properties style:column-width="2.133cm" style:rel-column-width="1209*"/>
    </style:style>
    <style:style style:name="Táblázat5.H" style:family="table-column">
      <style:table-column-properties style:column-width="2.09cm" style:rel-column-width="1185*"/>
    </style:style>
    <style:style style:name="Táblázat5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2" style:family="table-cell">
      <style:table-cell-properties style:vertical-align="middle" fo:background-color="#cccccc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>
      <style:table-properties style:width="20.168cm" fo:margin-left="0cm" fo:margin-right="-0.57cm" table:align="margins" style:may-break-between-rows="true"/>
    </style:style>
    <style:style style:name="Táblázat3.A" style:family="table-column">
      <style:table-column-properties style:column-width="2.967cm" style:rel-column-width="1682*"/>
    </style:style>
    <style:style style:name="Táblázat3.B" style:family="table-column">
      <style:table-column-properties style:column-width="4.396cm" style:rel-column-width="2492*"/>
    </style:style>
    <style:style style:name="Táblázat3.C" style:family="table-column">
      <style:table-column-properties style:column-width="2.134cm" style:rel-column-width="1210*"/>
    </style:style>
    <style:style style:name="Táblázat3.H" style:family="table-column">
      <style:table-column-properties style:column-width="2.12cm" style:rel-column-width="1202*"/>
    </style:style>
    <style:style style:name="Táblázat3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20.168cm" fo:margin-left="0cm" fo:margin-right="-0.57cm" table:align="margins" style:may-break-between-rows="true"/>
    </style:style>
    <style:style style:name="Táblázat1.A" style:family="table-column">
      <style:table-column-properties style:column-width="2.967cm" style:rel-column-width="1682*"/>
    </style:style>
    <style:style style:name="Táblázat1.B" style:family="table-column">
      <style:table-column-properties style:column-width="4.396cm" style:rel-column-width="2492*"/>
    </style:style>
    <style:style style:name="Táblázat1.C" style:family="table-column">
      <style:table-column-properties style:column-width="2.134cm" style:rel-column-width="1210*"/>
    </style:style>
    <style:style style:name="Táblázat1.H" style:family="table-column">
      <style:table-column-properties style:column-width="2.12cm" style:rel-column-width="1202*"/>
    </style:style>
    <style:style style:name="Táblázat1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Text_20_body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7" style:family="paragraph" style:parent-style-name="Text_20_body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fo:font-size="9pt" fo:background-color="#ffff99" style:font-size-asian="9pt" style:font-size-complex="9pt"/>
    </style:style>
    <style:style style:name="P9" style:family="paragraph" style:parent-style-name="Text_20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fo:font-size="9pt" fo:background-color="transparent" style:font-size-asian="9pt" style:font-size-complex="9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line-through-style="solid" fo:font-size="9pt" style:font-size-asian="9pt" style:font-size-complex="9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_5b_RPG_5d__20_Táblázattartalom_20_2">
      <style:paragraph-properties fo:text-align="start" style:justify-single-word="false"/>
      <style:text-properties fo:font-size="9pt" style:font-size-asian="9pt" style:font-size-complex="9pt"/>
    </style:style>
    <style:style style:name="P16" style:family="paragraph" style:parent-style-name="_5b_RPG_5d__20_Táblázattartalom_20_2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_5b_RPG_5d__20_Táblázattartalom_20_2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8" style:family="paragraph" style:parent-style-name="_5b_RPG_5d__20_Táblázattartalom_20_2">
      <style:text-properties style:use-window-font-color="true" fo:font-size="9pt" fo:background-color="transparent" style:font-size-asian="9pt" style:font-size-complex="9pt"/>
    </style:style>
    <style:style style:name="P19" style:family="paragraph" style:parent-style-name="_5b_RPG_5d__20_Táblázattartalom_20_2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20" style:family="paragraph" style:parent-style-name="_5b_RPG_5d__20_Táblázattartalom_20_2">
      <style:paragraph-properties fo:text-align="center" style:justify-single-word="false"/>
      <style:text-properties style:use-window-font-color="true" fo:font-size="9pt" fo:background-color="transparent" style:font-size-asian="9pt" style:font-size-complex="9pt"/>
    </style:style>
    <style:style style:name="P21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22" style:family="paragraph" style:parent-style-name="_5b_RPG_5d__20_Táblázattartalom_20_2"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23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24" style:family="paragraph" style:parent-style-name="_5b_RPG_5d__20_Táblázattartalom_20_2">
      <style:paragraph-properties fo:text-align="center" style:justify-single-word="false"/>
      <style:text-properties style:use-window-font-color="true" fo:font-size="8pt" fo:background-color="transparent" style:font-size-asian="8pt" style:font-size-complex="8pt"/>
    </style:style>
    <style:style style:name="P25" style:family="paragraph" style:parent-style-name="_5b_RPG_5d__20_Táblázattartalom_20_2">
      <style:paragraph-properties fo:text-align="start" style:justify-single-word="false"/>
      <style:text-properties style:use-window-font-color="true" fo:font-size="8pt" fo:font-style="normal" fo:background-color="transparent" style:font-size-asian="8pt" style:font-style-asian="normal" style:font-size-complex="8pt" style:font-style-complex="normal"/>
    </style:style>
    <style:style style:name="P26" style:family="paragraph" style:parent-style-name="_5b_RPG_5d__20_Táblázattartalom_20_2">
      <style:text-properties style:use-window-font-color="true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_5b_RPG_5d__20_Táblázattartalom_20_2">
      <style:text-properties style:use-window-font-color="true" fo:background-color="transparent"/>
    </style:style>
    <style:style style:name="P28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29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ffcc" style:font-size-asian="9pt" style:font-style-asian="normal" style:font-size-complex="9pt" style:font-style-complex="normal"/>
    </style:style>
    <style:style style:name="P30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0000" style:font-size-asian="9pt" style:font-style-asian="normal" style:font-size-complex="9pt" style:font-style-complex="normal"/>
    </style:style>
    <style:style style:name="P31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32" style:family="paragraph" style:parent-style-name="_5b_RPG_5d__20_Táblázattartalom_20_2">
      <style:paragraph-properties fo:text-align="center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33" style:family="paragraph" style:parent-style-name="_5b_RPG_5d__20_Táblázatfejléc">
      <style:text-properties fo:font-size="9pt" fo:font-style="italic" style:font-size-asian="9pt" style:font-style-asian="italic" style:font-size-complex="9pt" style:font-style-complex="italic"/>
    </style:style>
    <style:style style:name="P34" style:family="paragraph" style:parent-style-name="_5b_RPG_5d__20_Táblázatfejléc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5" style:family="paragraph" style:parent-style-name="_5b_RPG_5d__20_Táblázatfejléc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_5b_RPG_5d__20_Táblázatfejléc"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style:use-window-font-color="true" fo:font-size="9pt" fo:background-color="#ff0000" style:font-size-asian="9pt" style:font-size-complex="9pt"/>
    </style:style>
    <style:style style:name="Sect1" style:family="section">
      <style:section-properties fo:margin-left="-1.6cm" fo:margin-right="-1cm"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Diszciplínák táblázata</text:h>
      <text:section text:style-name="Sect1" text:name="Szakasz1"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 table:number-columns-repeated="4"/>
          <table:table-column table:style-name="Táblázat2.H"/>
          <table:table-header-rows>
            <table:table-row table:style-name="Táblázat2.1">
              <table:table-cell table:style-name="Táblázat2.A1" office:value-type="string">
                <text:p text:style-name="P15"/>
              </table:table-cell>
              <table:table-cell table:style-name="Táblázat2.B1" office:value-type="string">
                <text:p text:style-name="P16">Megjegyzés</text:p>
              </table:table-cell>
              <table:table-cell table:style-name="Táblázat2.C1" office:value-type="string">
                <text:p text:style-name="P34">Godoni</text:p>
              </table:table-cell>
              <table:table-cell table:style-name="Táblázat2.A1" office:value-type="string">
                <text:p text:style-name="P33">Dzsenn eredetű</text:p>
              </table:table-cell>
              <table:table-cell table:style-name="Táblázat2.A1" office:value-type="string">
                <text:p text:style-name="P33">Birodalmi</text:p>
              </table:table-cell>
              <table:table-cell table:style-name="Táblázat2.A1" office:value-type="string">
                <text:p text:style-name="P33">Kyr eredetű</text:p>
              </table:table-cell>
              <table:table-cell table:style-name="Táblázat2.A1" office:value-type="string">
                <text:p text:style-name="P33">Slan</text:p>
              </table:table-cell>
              <table:table-cell table:style-name="Táblázat2.H1" office:value-type="string">
                <text:p text:style-name="P33">Elf</text:p>
              </table:table-cell>
            </table:table-row>
          </table:table-header-rows>
          <table:table-row>
            <table:table-cell table:style-name="Táblázat2.A2" office:value-type="string">
              <text:p text:style-name="P19">Tradíció jellemzői</text:p>
            </table:table-cell>
            <table:table-cell table:style-name="Táblázat2.B2" office:value-type="string">
              <text:p text:style-name="P20">Miben erősek az egyes tradíciók.</text:p>
            </table:table-cell>
            <table:table-cell table:style-name="Táblázat2.C2" office:value-type="string">
              <text:p text:style-name="P24"/>
            </table:table-cell>
            <table:table-cell table:style-name="Táblázat2.A2" office:value-type="string">
              <text:p text:style-name="P25"/>
            </table:table-cell>
            <table:table-cell table:style-name="Táblázat2.A2" office:value-type="string">
              <text:p text:style-name="P25"/>
            </table:table-cell>
            <table:table-cell table:style-name="Táblázat2.A2" office:value-type="string">
              <text:p text:style-name="P25">Érzékelés alapú diszc.-ban jók</text:p>
            </table:table-cell>
            <table:table-cell table:style-name="Táblázat2.A2" office:value-type="string">
              <text:p text:style-name="P25">Magára ható, fizikai</text:p>
            </table:table-cell>
            <table:table-cell table:style-name="Táblázat2.H2" office:value-type="string">
              <text:p text:style-name="P25"/>
            </table:table-cell>
          </table:table-row>
          <table:table-row table:style-name="Táblázat2.3">
            <table:table-cell table:style-name="Táblázat2.A3" office:value-type="string">
              <text:p text:style-name="P19"/>
            </table:table-cell>
            <table:table-cell table:style-name="Táblázat2.A3" office:value-type="string">
              <text:p text:style-name="P19"/>
            </table:table-cell>
            <table:table-cell table:style-name="Táblázat2.C3" office:value-type="string">
              <text:p text:style-name="P20"/>
            </table:table-cell>
            <table:table-cell table:style-name="Táblázat2.A3" office:value-type="string">
              <text:p text:style-name="P21"/>
            </table:table-cell>
            <table:table-cell table:style-name="Táblázat2.A3" office:value-type="string">
              <text:p text:style-name="P21"/>
            </table:table-cell>
            <table:table-cell table:style-name="Táblázat2.A3" office:value-type="string">
              <text:p text:style-name="P21"/>
            </table:table-cell>
            <table:table-cell table:style-name="Táblázat2.A3" office:value-type="string">
              <text:p text:style-name="P21"/>
            </table:table-cell>
            <table:table-cell table:style-name="Táblázat2.H3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19">Abszolút látás 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5">Aranyharang</text:p>
            </table:table-cell>
            <table:table-cell table:style-name="Táblázat2.B2" office:value-type="string">
              <text:p text:style-name="P5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Asztrálszem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Auraérzékel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6">Belső idő</text:p>
              <text:p text:style-name="P6">(szellemi! KM is beléptethet!)</text:p>
            </table:table-cell>
            <table:table-cell table:style-name="Táblázat2.B2" office:value-type="string">
              <text:p text:style-name="P6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Csettint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19">Dinamikus pajz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Ébred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19">Ébreszt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19">Egyensúly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Emlékfelidéz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Érzékélesíté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19">Érzéktisztítá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31">Fájdalomcsillapítás</text:p>
            </table:table-cell>
            <table:table-cell table:style-name="Táblázat2.B2" office:value-type="string">
              <text:p text:style-name="P31"/>
            </table:table-cell>
            <table:table-cell table:style-name="Táblázat2.C2" office:value-type="string">
              <text:p text:style-name="P32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Hatodik érzék</text:p>
            </table:table-cell>
            <table:table-cell table:style-name="Táblázat2.B2" office:value-type="string">
              <text:p text:style-name="P21">Magas „Észlelés” képzettség követelmény.</text:p>
            </table:table-cell>
            <table:table-cell table:style-name="Táblázat2.C2" office:value-type="string">
              <text:p text:style-name="P32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A2" office:value-type="string">
              <text:p text:style-name="P21"/>
            </table:table-cell>
            <table:table-cell table:style-name="Táblázat2.H2" office:value-type="string">
              <text:p text:style-name="P21"/>
            </table:table-cell>
          </table:table-row>
          <table:table-row>
            <table:table-cell table:style-name="Táblázat2.A2" office:value-type="string">
              <text:p text:style-name="P6">Kiáltás</text:p>
            </table:table-cell>
            <table:table-cell table:style-name="Táblázat2.B2" office:value-type="string">
              <text:p text:style-name="P6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Láthatatlanság észlelése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Lehallgatás 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Mágikus tekintet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Membrán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Mentálszem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Pszeudó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31">Pszi lökés</text:p>
            </table:table-cell>
            <table:table-cell table:style-name="Táblázat2.B2" office:value-type="string">
              <text:p text:style-name="P31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30"/>
            </table:table-cell>
            <table:table-cell table:style-name="Táblázat2.A2" office:value-type="string">
              <text:p text:style-name="P30"/>
            </table:table-cell>
            <table:table-cell table:style-name="Táblázat2.A2" office:value-type="string">
              <text:p text:style-name="P30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Pszi ostrom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Pszi roham</text:p>
            </table:table-cell>
            <table:table-cell table:style-name="Táblázat2.B2" office:value-type="string">
              <text:p text:style-name="P7">Milyen módosítókkal, sebzés-szorzóval, stb.</text:p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7"/>
            </table:table-cell>
            <table:table-cell table:style-name="Táblázat2.A2" office:value-type="string">
              <text:p text:style-name="P7"/>
            </table:table-cell>
            <table:table-cell table:style-name="Táblázat2.A2" office:value-type="string">
              <text:p text:style-name="P7"/>
            </table:table-cell>
            <table:table-cell table:style-name="Táblázat2.A2" office:value-type="string">
              <text:p text:style-name="P7"/>
            </table:table-cell>
            <table:table-cell table:style-name="Táblázat2.H2" office:value-type="string">
              <text:p text:style-name="P7"/>
            </table:table-cell>
          </table:table-row>
          <table:table-row>
            <table:table-cell table:style-name="Táblázat2.A2" office:value-type="string">
              <text:p text:style-name="P19">Regenerálódó elme 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Statikus pajzs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9"/>
            </table:table-cell>
            <table:table-cell table:style-name="Táblázat2.A2" office:value-type="string">
              <text:p text:style-name="P28">Nehezebb bontani.</text:p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Szinesztézia 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elekinézis</text:p>
            </table:table-cell>
            <table:table-cell table:style-name="Táblázat2.B2" office:value-type="string">
              <text:p text:style-name="P10">A bonyolultabb, több irányú, nem látásirányú mozgatások nehezebbek, így magasabb iskola képzettséget igényelnek</text:p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10"/>
            </table:table-cell>
            <table:table-cell table:style-name="Táblázat2.A2" office:value-type="string">
              <text:p text:style-name="P10"/>
            </table:table-cell>
            <table:table-cell table:style-name="Táblázat2.A2" office:value-type="string">
              <text:p text:style-name="P10"/>
            </table:table-cell>
            <table:table-cell table:style-name="Táblázat2.A2" office:value-type="string">
              <text:p text:style-name="P10"/>
            </table:table-cell>
            <table:table-cell table:style-name="Táblázat2.H2" office:value-type="string">
              <text:p text:style-name="P10"/>
            </table:table-cell>
          </table:table-row>
          <table:table-row>
            <table:table-cell table:style-name="Táblázat2.A2" office:value-type="string">
              <text:p text:style-name="P19">Telepátia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esthő változtatás<text:line-break/> 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etszhalál<text:line-break/>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iszta elme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ransz</text:p>
            </table:table-cell>
            <table:table-cell table:style-name="Táblázat2.B2" office:value-type="string">
              <text:p text:style-name="P19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udati háló<text:line-break/>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Tulajdonság növelés</text:p>
            </table:table-cell>
            <table:table-cell table:style-name="Táblázat2.B2" office:value-type="string">
              <text:p text:style-name="P19">Faji max fölé nem mehet</text:p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5">Tulajdonság(pont) növelés</text:p>
            </table:table-cell>
            <table:table-cell table:style-name="Táblázat2.B2" office:value-type="string">
              <text:p text:style-name="P5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Védelem regenerálása<text:line-break/>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19">Zárt elme<text:line-break/><text:span text:style-name="T1">TÁP</text:span></text:p>
            </table:table-cell>
            <table:table-cell table:style-name="Táblázat2.B2" office:value-type="string">
              <text:p text:style-name="P18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  <table:table-row>
            <table:table-cell table:style-name="Táblázat2.A2" office:value-type="string">
              <text:p text:style-name="P6">Zavarás</text:p>
            </table:table-cell>
            <table:table-cell table:style-name="Táblázat2.B2" office:value-type="string">
              <text:p text:style-name="P6"/>
            </table:table-cell>
            <table:table-cell table:style-name="Táblázat2.C2" office:value-type="string">
              <text:p text:style-name="P20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A2" office:value-type="string">
              <text:p text:style-name="P28"/>
            </table:table-cell>
            <table:table-cell table:style-name="Táblázat2.H2" office:value-type="string">
              <text:p text:style-name="P28"/>
            </table:table-cell>
          </table:table-row>
        </table:table>
        <text:p text:style-name="Standard"/>
        <text:p text:style-name="Standard"/>
        <text:p text:style-name="P3"/>
        <table:table table:name="Táblázat5" table:style-name="Táblázat5">
          <table:table-column table:style-name="Táblázat5.A"/>
          <table:table-column table:style-name="Táblázat5.B"/>
          <table:table-column table:style-name="Táblázat5.C" table:number-columns-repeated="5"/>
          <table:table-column table:style-name="Táblázat5.H"/>
          <table:table-header-rows>
            <table:table-row>
              <table:table-cell table:style-name="Táblázat5.A1" table:number-columns-spanned="8" office:value-type="string">
                <text:p text:style-name="P9">Sla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5.A2" office:value-type="string">
              <text:p text:style-name="P17"/>
            </table:table-cell>
            <table:table-cell table:style-name="Táblázat5.B2" office:value-type="string">
              <text:p text:style-name="P16">Megjegyzés</text:p>
            </table:table-cell>
            <table:table-cell table:style-name="Táblázat5.C2" office:value-type="string">
              <text:p text:style-name="P34">Godoni</text:p>
            </table:table-cell>
            <table:table-cell table:style-name="Táblázat5.A2" office:value-type="string">
              <text:p text:style-name="P33">Dzsenn eredetű</text:p>
            </table:table-cell>
            <table:table-cell table:style-name="Táblázat5.A2" office:value-type="string">
              <text:p text:style-name="P33">Birodalmi</text:p>
            </table:table-cell>
            <table:table-cell table:style-name="Táblázat5.A2" office:value-type="string">
              <text:p text:style-name="P33">Kyr</text:p>
            </table:table-cell>
            <table:table-cell table:style-name="Táblázat5.A2" office:value-type="string">
              <text:p text:style-name="P33">Slan</text:p>
            </table:table-cell>
            <table:table-cell table:style-name="Táblázat5.H2" office:value-type="string">
              <text:p text:style-name="P33">Elf</text:p>
            </table:table-cell>
          </table:table-row>
          <table:table-row>
            <table:table-cell table:style-name="Táblázat5.A3" office:value-type="string">
              <text:p text:style-name="P5">Wuxia</text:p>
            </table:table-cell>
            <table:table-cell table:style-name="Táblázat5.B2" office:value-type="string">
              <text:p text:style-name="P5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5">Halálos ujj</text:p>
            </table:table-cell>
            <table:table-cell table:style-name="Táblázat5.B2" office:value-type="string">
              <text:p text:style-name="P5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5">Testuralom</text:p>
            </table:table-cell>
            <table:table-cell table:style-name="Táblázat5.B2" office:value-type="string">
              <text:p text:style-name="P5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1">Testkontroll</text:p>
              <text:p text:style-name="P11">(Tetszhalál)</text:p>
            </table:table-cell>
            <table:table-cell table:style-name="Táblázat5.B2" office:value-type="string">
              <text:p text:style-name="P11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1">Jelentéktelenség</text:p>
              <text:p text:style-name="P12"/>
            </table:table-cell>
            <table:table-cell table:style-name="Táblázat5.B2" office:value-type="string">
              <text:p text:style-name="P11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1">Érzéketlenség</text:p>
            </table:table-cell>
            <table:table-cell table:style-name="Táblázat5.B2" office:value-type="string">
              <text:p text:style-name="P11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3">Harcos Elme </text:p>
            </table:table-cell>
            <table:table-cell table:style-name="Táblázat5.B2" office:value-type="string">
              <text:p text:style-name="P13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1">Éteriség (Levitáció)</text:p>
            </table:table-cell>
            <table:table-cell table:style-name="Táblázat5.B2" office:value-type="string">
              <text:p text:style-name="P11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1">Pusztító ököl</text:p>
            </table:table-cell>
            <table:table-cell table:style-name="Táblázat5.B2" office:value-type="string">
              <text:p text:style-name="P11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Kitérés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Kitartás</text:p>
              <text:p text:style-name="P23">(+Átütést kap a kéz)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Energia-felszabadítás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Megfélemlítés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Lélegzet visszatartása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Vágy kioltása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Kaméleon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Felejtés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19">Összpontosítás</text:p>
            </table:table-cell>
            <table:table-cell table:style-name="Táblázat5.B2" office:value-type="string">
              <text:p text:style-name="P19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  <table:table-row>
            <table:table-cell table:style-name="Táblázat5.A3" office:value-type="string">
              <text:p text:style-name="P8">Egyedi, Harcművész-iskola specifikus technika</text:p>
            </table:table-cell>
            <table:table-cell table:style-name="Táblázat5.B2" office:value-type="string">
              <text:p text:style-name="P6"/>
            </table:table-cell>
            <table:table-cell table:style-name="Táblázat5.C3" office:value-type="string">
              <text:p text:style-name="P20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A3" office:value-type="string">
              <text:p text:style-name="P28"/>
            </table:table-cell>
            <table:table-cell table:style-name="Táblázat5.H3" office:value-type="string">
              <text:p text:style-name="P28"/>
            </table:table-cell>
          </table:table-row>
        </table:table>
        <text:p text:style-name="Standard"/>
        <text:p text:style-name="P4"/>
        <table:table table:name="Táblázat3" table:style-name="Táblázat3">
          <table:table-column table:style-name="Táblázat3.A"/>
          <table:table-column table:style-name="Táblázat3.B"/>
          <table:table-column table:style-name="Táblázat3.C" table:number-columns-repeated="5"/>
          <table:table-column table:style-name="Táblázat3.H"/>
          <table:table-header-rows>
            <table:table-row>
              <table:table-cell table:style-name="Táblázat3.A1" table:number-columns-spanned="8" office:value-type="string">
                <text:p text:style-name="P26">Codex diszciplínái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3.A2" office:value-type="string">
              <text:p text:style-name="P27"/>
            </table:table-cell>
            <table:table-cell table:style-name="Táblázat3.B2" office:value-type="string">
              <text:p text:style-name="P35">Megjegyezés</text:p>
            </table:table-cell>
            <table:table-cell table:style-name="Táblázat3.C2" office:value-type="string">
              <text:p text:style-name="P35">Godoni</text:p>
            </table:table-cell>
            <table:table-cell table:style-name="Táblázat3.A2" office:value-type="string">
              <text:p text:style-name="P36">Dzsenn eredetű</text:p>
            </table:table-cell>
            <table:table-cell table:style-name="Táblázat3.A2" office:value-type="string">
              <text:p text:style-name="P36">Birodalmi</text:p>
            </table:table-cell>
            <table:table-cell table:style-name="Táblázat3.A2" office:value-type="string">
              <text:p text:style-name="P36">Kyr</text:p>
            </table:table-cell>
            <table:table-cell table:style-name="Táblázat3.A2" office:value-type="string">
              <text:p text:style-name="P36">Slan</text:p>
            </table:table-cell>
            <table:table-cell table:style-name="Táblázat3.H2" office:value-type="string">
              <text:p text:style-name="P36">Elf</text:p>
            </table:table-cell>
          </table:table-row>
          <table:table-row>
            <table:table-cell table:style-name="Táblázat3.A3" office:value-type="string">
              <text:p text:style-name="P27">Asztrálfátyol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Asztrálköd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Átlényegülé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Befogadá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Emlékezé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Empátia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Érzékenység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Ezüsttükör</text:p>
              <text:p text:style-name="P27">(asztrálmágia ellen)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Feloldódá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Gyémántharang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Gyémántpajz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Hangulat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Harmadik szem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Hazatéré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Igaz látá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Jelenlét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Kőbálvány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Lélekerő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Lélekfátyol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Lélekharang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Lélekpajz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Litánia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Mágiaézékelé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Mentálfátyol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Mentálköd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Önvizsgálat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Rejtőzé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Tagadás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  <table:table-row>
            <table:table-cell table:style-name="Táblázat3.A3" office:value-type="string">
              <text:p text:style-name="P27">Teaszűrő</text:p>
              <text:p text:style-name="P27">(mérgek kiszűrése)</text:p>
            </table:table-cell>
            <table:table-cell table:style-name="Táblázat3.B2" office:value-type="string">
              <text:p text:style-name="P20"/>
            </table:table-cell>
            <table:table-cell table:style-name="Táblázat3.C3" office:value-type="string">
              <text:p text:style-name="P20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A3" office:value-type="string">
              <text:p text:style-name="P28"/>
            </table:table-cell>
            <table:table-cell table:style-name="Táblázat3.H3" office:value-type="string">
              <text:p text:style-name="P28"/>
            </table:table-cell>
          </table:table-row>
        </table:table>
        <text:p text:style-name="P2"><text:s/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 table:number-columns-repeated="5"/>
          <table:table-column table:style-name="Táblázat1.H"/>
          <table:table-header-rows>
            <table:table-row>
              <table:table-cell table:style-name="Táblázat1.A1" table:number-columns-spanned="8" office:value-type="string">
                <text:p text:style-name="P26">Shadowrun diszciplínák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1.A2" office:value-type="string">
              <text:p text:style-name="P27"/>
            </table:table-cell>
            <table:table-cell table:style-name="Táblázat1.B2" office:value-type="string">
              <text:p text:style-name="P35">Megjegyezés</text:p>
            </table:table-cell>
            <table:table-cell table:style-name="Táblázat1.C2" office:value-type="string">
              <text:p text:style-name="P35">Godoni</text:p>
            </table:table-cell>
            <table:table-cell table:style-name="Táblázat1.A2" office:value-type="string">
              <text:p text:style-name="P36">Dzsenn eredetű</text:p>
            </table:table-cell>
            <table:table-cell table:style-name="Táblázat1.A2" office:value-type="string">
              <text:p text:style-name="P36">Birodalmi</text:p>
            </table:table-cell>
            <table:table-cell table:style-name="Táblázat1.A2" office:value-type="string">
              <text:p text:style-name="P36">Kyr</text:p>
            </table:table-cell>
            <table:table-cell table:style-name="Táblázat1.A2" office:value-type="string">
              <text:p text:style-name="P36">Slan</text:p>
            </table:table-cell>
            <table:table-cell table:style-name="Táblázat1.H2" office:value-type="string">
              <text:p text:style-name="P36">Elf</text:p>
            </table:table-cell>
          </table:table-row>
          <table:table-row>
            <table:table-cell table:style-name="Táblázat1.A3" office:value-type="string">
              <text:p text:style-name="P18">Irányérzék (SR)</text:p>
            </table:table-cell>
            <table:table-cell table:style-name="Táblázat1.B2" office:value-type="string">
              <text:p text:style-name="P20"/>
            </table:table-cell>
            <table:table-cell table:style-name="Táblázat1.C3" office:value-type="string">
              <text:p text:style-name="P20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H3" office:value-type="string">
              <text:p text:style-name="P28"/>
            </table:table-cell>
          </table:table-row>
          <table:table-row>
            <table:table-cell table:style-name="Táblázat1.A3" office:value-type="string">
              <text:p text:style-name="P18">Öngyógyulás (SR)</text:p>
              <text:p text:style-name="P18">(testkontroll)</text:p>
            </table:table-cell>
            <table:table-cell table:style-name="Táblázat1.B2" office:value-type="string">
              <text:p text:style-name="P20"/>
            </table:table-cell>
            <table:table-cell table:style-name="Táblázat1.C3" office:value-type="string">
              <text:p text:style-name="P20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H3" office:value-type="string">
              <text:p text:style-name="P28"/>
            </table:table-cell>
          </table:table-row>
          <table:table-row>
            <table:table-cell table:style-name="Táblázat1.A3" office:value-type="string">
              <text:p text:style-name="P18">Hőmérséklet tolerancia (SR)</text:p>
            </table:table-cell>
            <table:table-cell table:style-name="Táblázat1.B2" office:value-type="string">
              <text:p text:style-name="P20"/>
            </table:table-cell>
            <table:table-cell table:style-name="Táblázat1.C3" office:value-type="string">
              <text:p text:style-name="P20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H3" office:value-type="string">
              <text:p text:style-name="P28"/>
            </table:table-cell>
          </table:table-row>
          <table:table-row>
            <table:table-cell table:style-name="Táblázat1.A3" office:value-type="string">
              <text:p text:style-name="P18">Idegütés</text:p>
              <text:p text:style-name="P18">(SR)</text:p>
              <text:p text:style-name="P22">Többet sebez, de csak KT-t</text:p>
            </table:table-cell>
            <table:table-cell table:style-name="Táblázat1.B2" office:value-type="string">
              <text:p text:style-name="P20"/>
            </table:table-cell>
            <table:table-cell table:style-name="Táblázat1.C3" office:value-type="string">
              <text:p text:style-name="P20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H3" office:value-type="string">
              <text:p text:style-name="P28"/>
            </table:table-cell>
          </table:table-row>
          <table:table-row>
            <table:table-cell table:style-name="Táblázat1.A3" office:value-type="string">
              <text:p text:style-name="P18">Távoli csapás</text:p>
              <text:p text:style-name="P18">(SR)</text:p>
            </table:table-cell>
            <table:table-cell table:style-name="Táblázat1.B2" office:value-type="string">
              <text:p text:style-name="P20"/>
            </table:table-cell>
            <table:table-cell table:style-name="Táblázat1.C3" office:value-type="string">
              <text:p text:style-name="P20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A3" office:value-type="string">
              <text:p text:style-name="P28"/>
            </table:table-cell>
            <table:table-cell table:style-name="Táblázat1.H3" office:value-type="string">
              <text:p text:style-name="P28"/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Helvetica" svg:font-family="Helvetica"/>
    <style:font-face style:name="Times" svg:font-family="Times"/>
    <style:font-face style:name="Berylium" svg:font-family="Berylium" style:font-adornments="Félkövér dőlt" style:font-pitch="variable"/>
    <style:font-face style:name="FreeSerif" svg:font-family="FreeSerif" style:font-adornments="Normál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" fo:font-size="9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álint Fekete</meta:initial-creator>
    <meta:creation-date>2007-11-01T01:22:42</meta:creation-date>
    <dc:creator>Bálint Fekete</dc:creator>
    <dc:date>2007-11-01T01:24:00</dc:date>
    <dc:language>hu-HU</dc:language>
    <meta:editing-cycles>2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144" meta:word-count="245" meta:character-count="1923"/>
  </office:meta>
</office:document-meta>
</file>